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ce style:name="OpenSymbol" svg:font-family="OpenSymbol"/>
    <style:font-face style:name="Arial Unicode MS" svg:font-family="'Arial Unicode M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5"/>
    <style:style style:name="P5" style:family="paragraph" style:parent-style-name="Standard" style:list-style-name="L6"/>
    <style:style style:name="P6" style:family="paragraph" style:parent-style-name="Standard" style:list-style-name="L9"/>
    <style:style style:name="P7" style:family="paragraph" style:parent-style-name="Standard" style:list-style-name="L11"/>
    <style:style style:name="P8" style:family="paragraph" style:parent-style-name="Standard" style:list-style-name="L13"/>
    <style:style style:name="P9" style:family="paragraph" style:parent-style-name="Standard" style:list-style-name="L14"/>
    <style:style style:name="P10" style:family="paragraph" style:parent-style-name="Standard" style:list-style-name="L15"/>
    <style:style style:name="P11" style:family="paragraph" style:parent-style-name="Standard" style:list-style-name="L18"/>
    <style:style style:name="P12" style:family="paragraph" style:parent-style-name="Standard" style:list-style-name="L20"/>
    <style:style style:name="P13" style:family="paragraph" style:parent-style-name="Standard" style:list-style-name="L21"/>
    <style:style style:name="P14" style:family="paragraph" style:parent-style-name="Standard" style:list-style-name="L24"/>
    <style:style style:name="P15" style:family="paragraph" style:parent-style-name="Standard">
      <style:text-properties style:use-window-font-color="true"/>
    </style:style>
    <style:style style:name="P16" style:family="paragraph" style:parent-style-name="Standard">
      <style:paragraph-properties fo:text-align="center" style:justify-single-word="false"/>
      <style:text-properties style:use-window-font-color="true"/>
    </style:style>
    <style:style style:name="P17" style:family="paragraph" style:parent-style-name="Standard">
      <style:paragraph-properties fo:text-align="center" style:justify-single-word="false"/>
      <style:text-properties style:use-window-font-color="true" fo:font-weight="bold" style:font-weight-asian="bold" style:font-weight-complex="bold"/>
    </style:style>
    <style:style style:name="P18" style:family="paragraph" style:parent-style-name="Standard">
      <style:text-properties style:use-window-font-color="true" style:text-underline-style="solid" style:text-underline-width="auto" style:text-underline-color="font-color"/>
    </style:style>
    <style:style style:name="P19" style:family="paragraph" style:parent-style-name="Standard" style:list-style-name="L3">
      <style:text-properties style:use-window-font-color="true"/>
    </style:style>
    <style:style style:name="P20" style:family="paragraph" style:parent-style-name="Standard" style:list-style-name="L4">
      <style:text-properties style:use-window-font-color="true"/>
    </style:style>
    <style:style style:name="P21" style:family="paragraph" style:parent-style-name="Standard" style:list-style-name="L7">
      <style:text-properties style:use-window-font-color="true"/>
    </style:style>
    <style:style style:name="P22" style:family="paragraph" style:parent-style-name="Standard" style:list-style-name="L8">
      <style:text-properties style:use-window-font-color="true"/>
    </style:style>
    <style:style style:name="P23" style:family="paragraph" style:parent-style-name="Standard" style:list-style-name="L10">
      <style:text-properties style:use-window-font-color="true"/>
    </style:style>
    <style:style style:name="P24" style:family="paragraph" style:parent-style-name="Standard" style:list-style-name="L12">
      <style:text-properties style:use-window-font-color="true"/>
    </style:style>
    <style:style style:name="P25" style:family="paragraph" style:parent-style-name="Standard" style:list-style-name="L16">
      <style:text-properties style:use-window-font-color="true"/>
    </style:style>
    <style:style style:name="P26" style:family="paragraph" style:parent-style-name="Standard">
      <style:text-properties style:use-window-font-color="true" fo:language="en" fo:country="none"/>
    </style:style>
    <style:style style:name="P27" style:family="paragraph" style:parent-style-name="Standard" style:list-style-name="L16">
      <style:text-properties style:use-window-font-color="true" fo:language="en" fo:country="none"/>
    </style:style>
    <style:style style:name="P28" style:family="paragraph" style:parent-style-name="Standard" style:list-style-name="L17">
      <style:text-properties style:use-window-font-color="true" fo:language="en" fo:country="none"/>
    </style:style>
    <style:style style:name="P29" style:family="paragraph" style:parent-style-name="Standard" style:list-style-name="L19">
      <style:text-properties style:use-window-font-color="true"/>
    </style:style>
    <style:style style:name="P30" style:family="paragraph" style:parent-style-name="Standard" style:list-style-name="L22">
      <style:text-properties style:use-window-font-color="true"/>
    </style:style>
    <style:style style:name="P31" style:family="paragraph" style:parent-style-name="Standard" style:list-style-name="L23">
      <style:text-properties style:use-window-font-color="true"/>
    </style:style>
    <style:style style:name="P32" style:family="paragraph" style:parent-style-name="Standard" style:list-style-name="L25">
      <style:text-properties style:use-window-font-color="true"/>
    </style:style>
    <style:style style:name="T1" style:family="text">
      <style:text-properties style:font-name="ArialMT"/>
    </style:style>
    <style:style style:name="T2" style:family="text">
      <style:text-properties fo:color="#0000cc"/>
    </style:style>
    <style:style style:name="T3" style:family="text">
      <style:text-properties fo:color="#0000cc" style:font-name="ArialMT"/>
    </style:style>
    <style:style style:name="T4" style:family="text">
      <style:text-properties fo:color="#0000cc"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5">HOME</text:span></text:p>
      <text:p text:style-name="P15">title: IMO - Jewelry Manufacturing since 1968 </text:p>
      <text:p text:style-name="P15">description:IMO srl - Vicenza is a historical supplier of fine international jewelry “made in Italy”. Besides its product division, IMO currently offers customers additional services such as rapid prototyping, design study, and <text:s/>product engineering. Know-how, capability, and flexibility of services are the additional key elements that make IMO a solid Italian partner for the most prestigious international jewelry brands. IMO offers continuity in every stage of the production process, completely guaranteeing the quality control throughout the entire process.</text:p>
      <text:p text:style-name="P15"/>
      <text:p text:style-name="P15">IMO from 1968 to 21st century Under the hands of its best seller - the watch - IMO has transformed and modeled itself like its jewels into values of quality, efficiency, and precision, along with experience, reliability, and proficiency.<text:line-break/>From I M O Jewelry manufacturing company to I Innovation M Modernity O Optimization, the current values of the Italian company, which is the historical supplier of the most important international jewelry brands. </text:p>
      <text:p text:style-name="P15">INNOVATION IMO is characterized in its industry for innovation. The constant introduction of different solutions in processes, meets the most complex requirements of the customer.</text:p>
      <text:p text:style-name="P15">MODERNITY The manufacturing tradition of IMO applied to technology and design's concepts. Study design and prototyping oriented to modernity and market trends</text:p>
      <text:p text:style-name="P15">OPTIMIZATION IMO offers its clients a good customer service through the optimization of the production process, carried out entirely within the company, by means of workflow monitoring</text:p>
      <text:p text:style-name="P17">ABOUT US</text:p>
      <text:p text:style-name="P15">title: IMO since 1968 – About us</text:p>
      <text:p text:style-name="P15">description:IMO srl - Vicenza is a historical supplier of fine international jewelry “made in Italy”.Besides its product division, IMO currently offers customers additional services such as rapid prototyping, design study, and <text:s/>product engineering. Know-how, capability, and flexibility of services are the additional key elements that make IMO a solid Italian partner for the most prestigious international jewelry brands. IMO offers continuity in every stage of the production process, completely guaranteeing the quality control throughout the entire process.</text:p>
      <text:p text:style-name="P15"/>
      <text:p text:style-name="P15">IMO is recognized as a historical supplier of fine jewelry. Founded originally as a producer of watch cases and bracelets, IMO has become a supplier of fine international jewelry “made in Italy” due to investments in innovation, technology, and specialized process development. </text:p>
      <text:p text:style-name="P15">Besides its product division, IMO currently offers customers additional services such as rapid prototyping, </text:p>
      <text:p text:style-name="P15">Besides its product division, IMO currently offers customers additional services such as rapid prototyping, design study, and product engineering. </text:p>
      <text:p text:style-name="P15">Know-how, capability, and flexibility of services are the additional key elements that make IMO a solid Italian partner for the most prestigious international jewelry brands. </text:p>
      <text:p text:style-name="P15">IMO offers continuity in every stage of the production process, completely guaranteeing the quality control throughout the entire process. Since 2012 IMO has the TF certification - Traceability &amp; Fashion (code AGR0052A). </text:p>
      <text:p text:style-name="P15">JEWELRY: Production of fine jewelry decorated with precious stones set by expert goldsmiths</text:p>
      <text:p text:style-name="P15">GOLDSMITHS: Realization of objects in precious metal such as gold, silver, platinum and other non precious materials</text:p>
      <text:p text:style-name="P15">WATCHES: creating cases and bracelets for watches classic style or in modern design with innovative materials</text:p>
      <text:p text:style-name="P16"><text:span text:style-name="T5">HISTORY</text:span></text:p>
      <text:p text:style-name="P15">description: IMO srl - since 1968 to 21st century: born in 1968 in Vicenza, homeland of the Italian goldsmith district and renowned as the most important in Europe for making jewelry. Due to its <text:soft-page-break/>acquired skills, IMO decided to approach the leaders of the international jewelry market, completing orders for their finished products in high-quality gold and silver. Innovation, Modernity, <text:s/>Optimization will be the keywords in IMO's future.</text:p>
      <text:p text:style-name="P15"><text:s/>1968 - The origins. IMO was born in 1968 in Vicenza, homeland of the Italian goldsmith district and renowned as the most important in Europe for making jewelry along with Pforzheim, Germany. The founder, Giuseppe, used his awareness of foreign sales markets and skill in marketing to start a goldsmith production company. At that time, about 80% of IMO's production was for the foreign market, especially northern Europe and USA. The company soon decided to take advantage of both its manufacturing skills and the increasing demand to focus on a single market niche as a maker of watch bracelets to complete this sector of gold watchmaking. Thus IMO became one of the leading exporters of this product abroad.</text:p>
      <text:p text:style-name="P15">'70s Mechanical workshop - Forward-looking and seeking to improve, IMO increased its production of watch bracelets by starting its own line of watches complete with gold cases. To do this, it created an internal mechanical workshop modernly-equipped with wire EDM and NC machines. This allowed IMO to manage itself and to be able to respond the increasing needs of its clients more easily.</text:p>
      <text:p text:style-name="P15">'80s - '90s The evolution - IMO began the investment and technology innovation process that would help to grow its business, thus transforming the company from “goldsmith laboratory” to “high-level mechanical components company”. Meanwhile, IMO continued to offer “Made in Italy” products to the foreign market and maintained its presence at the most important international jewelry fairs in Vicenza, Basel, Hong Kong, and Las Vegas. </text:p>
      <text:p text:style-name="P15">2000 Gold price growth - For the first time since 1987 the price of gold rose to 420 U.S. dollars/ounce ($ 13.503 /d) and 330 euro/ounce (10,6 €/g) due to the devaluation of the U.S. dollar. The industry faced a crisis as the market for private label gold watches suddenly stopped due to these high costs. </text:p>
      <text:p text:style-name="P15">21st century - The new generation The company begins a generational turnover continuing the family tradition, especially through the founder's sons, and remains oriented and driven by the desire to create new business solutions, despite the crisis. Faithful to its passed down knowledge and experience, IMO faces a new differentiation strategy applying it to the high quality jewelry market not involved in the crisis. </text:p>
      <text:p text:style-name="P15">21st century – New horizons for Italian jewelry manufacturing. More than ever before, the new corporate vision and restructuring requires skill and expertise. The entire company, from management to human capital, has been able to achieve new production goals, although the general sector remains in trouble economically. The current maintenance of a predominantly foreign market ensures financial stability, better trade relations, and the workflow management over the medium-long term. Due to its acquired skills, IMO decided to approach the leaders of the international jewelry market, completing orders for their finished products in high-quality gold and silver. Innovation Modernity Optimization will be the keywords in IMO's future. The company's strategy is now focused on investing in technology, diversifying services, and optimizing processes for the purpose of continuous improvement of the “company system.” </text:p>
      <text:p text:style-name="P16"><text:span text:style-name="T5">ACTIVITIES</text:span></text:p>
      <text:p text:style-name="P16"><text:span text:style-name="T5">3D PRINTING</text:span></text:p>
      <text:p text:style-name="P18">3D Engineering</text:p>
      <text:p text:style-name="P15">The “3D Engineering” department of IMO deals with design study using 3D modeling programs. The print model in 3D can be created from a hand-drawing or <text:bookmark text:name="ouHighlight__21_31TO0_7"/>customer<text:bookmark text:name="noHighlight_0.4177368045971155"/> <text:bookmark text:name="ouHighlight__0_19TO9_29"/>specific requirements. </text:p>
      <text:p text:style-name="P15">The programs Rhinoceros by Mcneel and Evolve by Solidthinking are used for the processing. For specific jewelry plug-ins are used that allow the study of the positioning of pavé, with the creation of mappings for embedding. </text:p>
      <text:p text:style-name="P15"><text:span text:style-name="T6">Protocasting</text:span> </text:p>
      <text:p text:style-name="P15">The “protocasting” department of IMO creates advanced prototypes starting from the 3D design and <text:soft-page-break/>printing that are immediately ready for casting. </text:p>
      <text:p text:style-name="P15">Using two types of printers: one dedicated to the realization of models for subsequent gumming (Solidscape T66BT2 model) and the other, high-capacity, high resolution dedicated to the printing of objects with minimum thicknesses and fused directly without passing through the mold rubber (3D System CPXMAX).</text:p>
      <text:p text:style-name="P17">ENGINEERING </text:p>
      <text:p text:style-name="P15">IMO has a completely internal "product design office" able to engineer items for subsequent production. In this office are produced and studied objects with the technical characteristics of high accuracy as elements of bracelets or watch cases or that require high coupling tolerances.</text:p>
      <text:p text:style-name="P15">The production can start from: </text:p>
      <text:list xml:id="list8944992411399489971" text:style-name="L3">
        <text:list-item>
          <text:p text:style-name="P19">hand-drawings, </text:p>
        </text:list-item>
        <text:list-item>
          <text:p text:style-name="P19">technical designs of the customer, </text:p>
        </text:list-item>
        <text:list-item>
          <text:p text:style-name="P19">joint design with the customer</text:p>
        </text:list-item>
      </text:list>
      <text:p text:style-name="P15">The design programs used are: </text:p>
      <text:list xml:id="list1289401479173511634" text:style-name="L4">
        <text:list-item>
          <text:p text:style-name="P20">Unigraphics NX by Siemens - for modeling, solid design and processing of CAM tool-paths for machines up to 5 axis </text:p>
        </text:list-item>
        <text:list-item>
          <text:p text:style-name="P20">FeatureCAM by Delcam for processing the tool-paths for 5-axis milling machines and lathes.<text:line-break/>The realization of the project also includes the study of product engineering and the choice of the best production process.<text:line-break/>According to the production volumes and due to its structure, IMO has the opportunity to choose whether to produce an object in recovery working with blanks obtained from molds, or semi-finished products such as pipes, or starting with blades manufactured with CNC machines. </text:p>
        </text:list-item>
      </text:list>
      <text:p text:style-name="P16"><text:span text:style-name="T5">MECHANICAL WORKSHOP</text:span> </text:p>
      <text:p text:style-name="P15">The "mechanical workshop" of IMO is able to produce the necessary equipment for all types of requirements, such as: </text:p>
      <text:list xml:id="list5919716566322425187" text:style-name="L7">
        <text:list-item>
          <text:p text:style-name="P21">dies for cutting, coining</text:p>
        </text:list-item>
        <text:list-item>
          <text:p text:style-name="P21">group prints for high-volume production </text:p>
        </text:list-item>
        <text:list-item>
          <text:p text:style-name="P21">shapes/dies?</text:p>
        </text:list-item>
        <text:list-item>
          <text:p text:style-name="P21">calipers for special applications</text:p>
        </text:list-item>
      </text:list>
      <text:p text:style-name="P15">There are also:</text:p>
      <text:list xml:id="list7087372968180025772" text:style-name="L8">
        <text:list-item>
          <text:p text:style-name="P22">EDM</text:p>
        </text:list-item>
        <text:list-item>
          <text:p text:style-name="P22">Wire-spark cutter (wire EDM) </text:p>
        </text:list-item>
        <text:list-item>
          <text:p text:style-name="P22">three-axis machining center</text:p>
        </text:list-item>
        <text:list-item>
          <text:p text:style-name="P22">tangential grinding and radial drills </text:p>
        </text:list-item>
        <text:list-item>
          <text:p text:style-name="P22">traditional machines (milling and lathes adjustments) </text:p>
        </text:list-item>
      </text:list>
      <text:p text:style-name="P15">The workshop is also used for applications in non-precious materials such as 316L stainless steel or titanium. </text:p>
      <text:p text:style-name="P17">CNC DEPARTMENT</text:p>
      <text:p text:style-name="P15">The CNC department contains the highest technological content of IMO. Here all the work that requires the greatest precision of execution is done. </text:p>
      <text:p text:style-name="P15">There are:</text:p>
      <text:list xml:id="list5258696113609551581" text:style-name="L10">
        <text:list-item>
          <text:p text:style-name="P23">3 CNC milling machines for 5 axis</text:p>
        </text:list-item>
        <text:list-item>
          <text:p text:style-name="P23"><text:bookmark text:name="result_box"/>1 mill-turn CNC 5-axis high-speed spindle</text:p>
        </text:list-item>
        <text:list-item>
          <text:p text:style-name="P23">3 twin spindle lathes with driven tools <text:s/></text:p>
        </text:list-item>
        <text:list-item>
          <text:p text:style-name="P23">1 CNC milling machine 3 axis </text:p>
        </text:list-item>
      </text:list>
      <text:p text:style-name="P15">In addition to conventional milling for "shaped cases" and turning for the “round case” watches, even processes of incision and pre-setting are done here due to high-speed spindles. </text:p>
      <text:p text:style-name="P15"><text:soft-page-break/>There are also machines for making laser incisions of object or for laser cutting blades. </text:p>
      <text:p text:style-name="P16"><text:span text:style-name="T5">MICROCASTING</text:span> </text:p>
      <text:p text:style-name="P15">IMO has a “complete casting department” in-house to be able to produce high-quality gold and jewelry with reduced production times. This allows greater attention to the production of the models, both technical and creative flexibility, and the decrease of processing time. </text:p>
      <text:p text:style-name="P15">The complete process involves different phases: </text:p>
      <text:list xml:id="list4238279396044594987" text:style-name="L12">
        <text:list-item>
          <text:p text:style-name="P24">the creation of a wax model or metal model coming from CNC machines or rapid prototyping </text:p>
        </text:list-item>
        <text:list-item>
          <text:p text:style-name="P24">the production of silicone molds</text:p>
        </text:list-item>
        <text:list-item>
          <text:p text:style-name="P24">wax production by injecting <text:s/></text:p>
        </text:list-item>
        <text:list-item>
          <text:p text:style-name="P24">the construction of the tree in wax</text:p>
        </text:list-item>
        <text:list-item>
          <text:p text:style-name="P24">the production of the cylinders</text:p>
        </text:list-item>
        <text:list-item>
          <text:p text:style-name="P24">firing of the cylinders and de-waxing</text:p>
        </text:list-item>
        <text:list-item>
          <text:p text:style-name="P24">casting of molten metal in the cylinders</text:p>
        </text:list-item>
        <text:list-item>
          <text:p text:style-name="P24">finishing of castings </text:p>
        </text:list-item>
      </text:list>
      <text:p text:style-name="P15"/>
      <text:p text:style-name="P17">FINISHING</text:p>
      <text:p text:style-name="P15">The activities of the "finishing and assembly" department at IMO are the most important phases of the whole process of goldsmithing. </text:p>
      <text:p text:style-name="P15">This stage incorporates all of the items produced by the other departments. Highly- qualified staff with a high degree of skill are responsible for:</text:p>
      <text:list xml:id="list6686783504739518386" text:style-name="L16">
        <text:list-item>
          <text:p text:style-name="P25">mounting</text:p>
        </text:list-item>
        <text:list-item>
          <text:p text:style-name="P25">manual welding, laser welding with solder oven </text:p>
        </text:list-item>
        <text:list-item>
          <text:p text:style-name="P25">polishing </text:p>
        </text:list-item>
        <text:list-item>
          <text:p text:style-name="P25">quality control performed by:</text:p>
          <text:list>
            <text:list-item>
              <text:p text:style-name="P27"><text:bookmark text:name="result_box1"/>10X magnifying glasses to highlight microporous surface</text:p>
            </text:list-item>
            <text:list-item>
              <text:p text:style-name="P27">thimbles and cloths scratchproof</text:p>
            </text:list-item>
            <text:list-item>
              <text:p text:style-name="P27">Bergeon gauges for rings and bangles</text:p>
            </text:list-item>
            <text:list-item>
              <text:p text:style-name="P27">vernier caliper for dimensional checks</text:p>
            </text:list-item>
            <text:list-item>
              <text:p text:style-name="P27">instrumentation compressed air for the control of the setting.</text:p>
            </text:list-item>
          </text:list>
        </text:list-item>
      </text:list>
      <text:p text:style-name="P26">The quality standards to be respected are:</text:p>
      <text:list xml:id="list144572099" text:continue-numbering="true" text:style-name="L16">
        <text:list-item>
          <text:p text:style-name="P25"><text:bookmark text:name="result_box2"/>shape</text:p>
        </text:list-item>
        <text:list-item>
          <text:p text:style-name="P25">cleaning and finishing</text:p>
        </text:list-item>
        <text:list-item>
          <text:p text:style-name="P25">microporosity</text:p>
        </text:list-item>
        <text:list-item>
          <text:p text:style-name="P25">surface imperfections</text:p>
        </text:list-item>
        <text:list-item>
          <text:p text:style-name="P25">any joints or mechanical couplings</text:p>
        </text:list-item>
        <text:list-item>
          <text:p text:style-name="P25">waterproof watches</text:p>
        </text:list-item>
      </text:list>
      <text:list xml:id="list3535853770960120314" text:style-name="L17">
        <text:list-header>
          <text:p text:style-name="P28"/>
        </text:list-header>
      </text:list>
      <text:p text:style-name="P16"><text:span text:style-name="T5">BUSINESS </text:span></text:p>
      <text:p text:style-name="P15"><text:tab/><text:tab/><text:tab/><text:tab/><text:tab/><text:tab/><text:span text:style-name="T5">JEWELRY</text:span></text:p>
      <text:section text:style-name="Sect1" text:name="gt-res-c">
        <text:section text:style-name="Sect1" text:name="gt-res-p">
          <text:section text:style-name="Sect1" text:name="gt-res-data">
            <text:section text:style-name="Sect1" text:name="gt-res-wrap">
              <text:section text:style-name="Sect1" text:name="gt-res-content">
                <text:p text:style-name="P15">IMO is known as a supplier of fine jewelry. The high quality manufacture is guaranteed by the merger of craftsmanship made in Italy and the drive for technological innovation and in processes of industrialization. </text:p>
              </text:section>
            </text:section>
          </text:section>
        </text:section>
      </text:section>
      <text:p text:style-name="P15">Jewelry production differs from the goldsmith's for the use of precious stones or semi-precious stones, the value of which exceeds that of gold by increasing the prestige of the product.</text:p>
      <text:p text:style-name="P15">Among the jewelry IMO produces:</text:p>
      <text:list xml:id="list8053196008611171835" text:style-name="L19">
        <text:list-item>
          <text:p text:style-name="P29">rigid bracelets or soft</text:p>
        </text:list-item>
        <text:list-item>
          <text:p text:style-name="P29">necklaces and pendants</text:p>
        </text:list-item>
        <text:list-item>
          <text:p text:style-name="P29"><text:soft-page-break/>rings and solitaires</text:p>
        </text:list-item>
        <text:list-item>
          <text:p text:style-name="P29">earrings</text:p>
        </text:list-item>
        <text:list-item>
          <text:p text:style-name="P29">brooches</text:p>
        </text:list-item>
      </text:list>
      <text:p text:style-name="P15"/>
      <text:p text:style-name="P17">WATCHES</text:p>
      <text:p text:style-name="P15">The story of IMO started in 1968 with the production and export of cases and bracelets for watch in Northern Europe and the United States. Therefore, today IMO has extensive experience in the production of design classics as well as in the production of modern design and wearable technologies made in Italy. </text:p>
      <text:p text:style-name="P15">The collection includes a number of watch cases of various shapes and sizes with movements of Swiss manufacture. It's coffers:</text:p>
      <text:list xml:id="list5807640113987241871" text:style-name="L22">
        <text:list-item>
          <text:p text:style-name="P30">loose or assembled,</text:p>
        </text:list-item>
        <text:list-item>
          <text:p text:style-name="P30">gold or silver,</text:p>
        </text:list-item>
        <text:list-item>
          <text:p text:style-name="P30">round, square or shape (barrels, oval, rectangular ...)</text:p>
        </text:list-item>
        <text:list-item>
          <text:p text:style-name="P30">strap with gold or leather strap,</text:p>
        </text:list-item>
        <text:list-item>
          <text:p text:style-name="P30">for mechanical or quartz,</text:p>
        </text:list-item>
        <text:list-item>
          <text:p text:style-name="P30">with bezel set (stones, diamonds or color) or smooth</text:p>
        </text:list-item>
        <text:list-item>
          <text:p text:style-name="P30">with handles or lugs welded integrated machined from solid.</text:p>
        </text:list-item>
        <text:list-item>
          <text:p text:style-name="P30">ultralight with a patented system that allows you to reduce the thickness to a minimum.</text:p>
        </text:list-item>
      </text:list>
      <text:p text:style-name="P15">IMO also produces a possible integration of the boxes or precise job, bracelets for clock with the following characteristics:</text:p>
      <text:list xml:id="list7475265791255688596" text:style-name="L23">
        <text:list-item>
          <text:p text:style-name="P31">gold or silver</text:p>
        </text:list-item>
        <text:list-item>
          <text:p text:style-name="P31">in hollow tube or solid</text:p>
        </text:list-item>
        <text:list-item>
          <text:p text:style-name="P31">textile</text:p>
        </text:list-item>
      </text:list>
      <text:p text:style-name="P15"/>
      <text:p text:style-name="P17">GOLDSMITH'S <text:s/></text:p>
      <text:p text:style-name="P15">Thanks to extensive experience in the creation of fine jewelry, IMO is able to produce for the international fashion's brands, <text:s/>high quality's goldsmithry in non precious materials visually appealing and with technical complexity.</text:p>
      <text:p text:style-name="P15">Between those products:</text:p>
      <text:list xml:id="list2913287424956791919" text:style-name="L25">
        <text:list-item>
          <text:p text:style-name="P32">bracelets</text:p>
        </text:list-item>
        <text:list-item>
          <text:p text:style-name="P32">pendants and charms</text:p>
        </text:list-item>
        <text:list-item>
          <text:p text:style-name="P32">traditional faiths and whiskers</text:p>
        </text:list-item>
        <text:list-item>
          <text:p text:style-name="P32">rigid bracelets or soft</text:p>
        </text:list-item>
        <text:list-item>
          <text:p text:style-name="P32">earrings</text:p>
        </text:list-item>
        <text:list-item>
          <text:p text:style-name="P32">brooches</text:p>
        </text:list-item>
      </text:list>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ce style:name="OpenSymbol" svg:font-family="OpenSymbol"/>
    <style:font-face style:name="Arial Unicode MS" svg:font-family="'Arial Unicode M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text-align="start" style:justify-single-word="false" fo:orphans="2" fo:widows="2" style:writing-mode="lr-tb"/>
      <style:text-properties style:font-name="Liberation Serif" fo:font-size="12pt" style:font-name-asian="Tahoma" style:font-size-asian="12pt" style:font-name-complex="Liberation Sans1"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cm" fo:margin-right="0.199cm" fo:margin-top="0.101cm" fo:margin-bottom="0.101cm" fo:text-align="center" style:justify-single-word="false" fo:text-indent="0cm"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59_7e_LT_7e_Gliederung_20_1" style:display-name="master-page59~LT~Gliederung 1" style:family="paragraph" style:default-outline-level="">
      <style:paragraph-properties fo:margin-top="0cm" fo:margin-bottom="0.499cm" fo:text-align="start" style:justify-single-word="false" fo:orphans="2" fo:widows="2" style:writing-mode="lr-tb"/>
      <style:text-properties fo:color="#000000" style:text-outline="false" style:text-line-through-style="none" style:font-name="Arial Unicode MS" fo:font-size="31.5pt" fo:font-style="normal" fo:text-shadow="none" style:text-underline-style="none" fo:font-weight="normal" style:letter-kerning="true" style:font-name-asian="Tahoma" style:font-size-asian="31.5pt" style:font-style-asian="normal" style:font-weight-asian="normal" style:font-name-complex="Liberation Sans1" style:font-size-complex="12pt" style:text-emphasize="none"/>
    </style:style>
    <style:style style:name="master-page59_7e_LT_7e_Gliederung_20_2" style:display-name="master-page59~LT~Gliederung 2" style:family="paragraph" style:parent-style-name="master-page59_7e_LT_7e_Gliederung_20_1" style:default-outline-level="">
      <style:paragraph-properties fo:margin-top="0cm" fo:margin-bottom="0.4cm"/>
      <style:text-properties fo:color="#000000" style:text-outline="false" style:text-line-through-style="none" style:font-name="Arial Unicode MS" fo:font-size="28pt" fo:font-style="normal" fo:text-shadow="none" style:text-underline-style="none" fo:font-weight="normal" style:letter-kerning="true" style:font-size-asian="28pt" style:font-style-asian="normal" style:font-weight-asian="normal" style:text-emphasize="none"/>
    </style:style>
    <style:style style:name="master-page59_7e_LT_7e_Gliederung_20_3" style:display-name="master-page59~LT~Gliederung 3" style:family="paragraph" style:parent-style-name="master-page59_7e_LT_7e_Gliederung_20_2" style:default-outline-level="">
      <style:paragraph-properties fo:margin-top="0cm" fo:margin-bottom="0.3cm"/>
      <style:text-properties fo:color="#000000" style:text-outline="false" style:text-line-through-style="none" style:font-name="Arial Unicode MS" fo:font-size="24pt" fo:font-style="normal" fo:text-shadow="none" style:text-underline-style="none" fo:font-weight="normal" style:letter-kerning="true" style:font-size-asian="24pt" style:font-style-asian="normal" style:font-weight-asian="normal" style:text-emphasize="none"/>
    </style:style>
    <style:style style:name="master-page59_7e_LT_7e_Gliederung_20_4" style:display-name="master-page59~LT~Gliederung 4" style:family="paragraph" style:parent-style-name="master-page59_7e_LT_7e_Gliederung_20_3" style:default-outline-level="">
      <style:paragraph-properties fo:margin-top="0cm" fo:margin-bottom="0.199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5" style:display-name="master-page59~LT~Gliederung 5" style:family="paragraph" style:parent-style-name="master-page59_7e_LT_7e_Gliederung_20_4"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6" style:display-name="master-page59~LT~Gliederung 6" style:family="paragraph" style:parent-style-name="master-page59_7e_LT_7e_Gliederung_20_5"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7" style:display-name="master-page59~LT~Gliederung 7" style:family="paragraph" style:parent-style-name="master-page59_7e_LT_7e_Gliederung_20_6"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8" style:display-name="master-page59~LT~Gliederung 8" style:family="paragraph" style:parent-style-name="master-page59_7e_LT_7e_Gliederung_20_7"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59_7e_LT_7e_Gliederung_20_9" style:display-name="master-page59~LT~Gliederung 9" style:family="paragraph" style:parent-style-name="master-page59_7e_LT_7e_Gliederung_20_8"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59_7e_LT_7e_Titel" style:display-name="master-page59~LT~Titel" style:family="paragraph" style:default-outline-level="">
      <style:paragraph-properties fo:text-align="center" style:justify-single-word="false" fo:orphans="2" fo:widows="2" style:writing-mode="lr-tb"/>
      <style:text-properties fo:color="#000000" style:text-outline="false" style:text-line-through-style="none" style:font-name="Arial Unicode MS" fo:font-size="44pt" fo:font-style="normal" fo:text-shadow="none" style:text-underline-style="none" fo:font-weight="normal" style:letter-kerning="true" style:font-name-asian="Tahoma" style:font-size-asian="44pt" style:font-style-asian="normal" style:font-weight-asian="normal" style:font-name-complex="Liberation Sans1" style:font-size-complex="12pt" style:text-emphasize="none"/>
    </style:style>
    <style:style style:name="master-page59_7e_LT_7e_Untertitel" style:display-name="master-page59~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font-name="Arial Unicode MS" fo:font-size="32pt" fo:font-style="normal" fo:text-shadow="none" style:text-underline-style="none" fo:font-weight="normal" style:letter-kerning="true" style:font-name-asian="Tahoma" style:font-size-asian="32pt" style:font-style-asian="normal" style:font-weight-asian="normal" style:font-name-complex="Liberation Sans1" style:font-size-complex="12pt" style:text-emphasize="none"/>
    </style:style>
    <style:style style:name="master-page59_7e_LT_7e_Notizen" style:display-name="master-page59~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font-name="Arial Unicode MS" fo:font-size="20pt" fo:font-style="normal" fo:text-shadow="none" style:text-underline-style="none" fo:font-weight="normal" style:letter-kerning="true" style:font-name-asian="Tahoma" style:font-size-asian="20pt" style:font-style-asian="normal" style:font-weight-asian="normal" style:font-name-complex="Liberation Sans1" style:font-size-complex="12pt" style:text-emphasize="none"/>
    </style:style>
    <style:style style:name="master-page59_7e_LT_7e_Hintergrundobjekte" style:display-name="master-page59~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Tahoma" style:font-size-asian="12pt" style:font-name-complex="Liberation Sans1" style:font-size-complex="12pt"/>
    </style:style>
    <style:style style:name="master-page59_7e_LT_7e_Hintergrund" style:display-name="master-page59~LT~Hintergrund" style:family="paragraph" style:default-outline-level="">
      <style:paragraph-properties fo:text-align="start" style:justify-single-word="false" fo:orphans="2" fo:widows="2" style:writing-mode="lr-tb"/>
      <style:text-properties style:font-name="Liberation Serif" fo:font-size="12pt" style:letter-kerning="true" style:font-name-asian="Tahoma" style:font-size-asian="12pt" style:font-name-complex="Liberation Sans1" style:font-size-complex="12pt"/>
    </style:style>
    <style:style style:name="default" style:family="paragraph" style:default-outline-level="">
      <style:paragraph-properties fo:margin-left="0cm" fo:margin-right="0cm" fo:margin-top="0cm" fo:margin-bottom="0cm" fo:text-align="start" style:justify-single-word="false" fo:orphans="2" fo:widows="2" fo:text-indent="0cm" style:auto-text-indent="false" style:writing-mode="lr-tb"/>
      <style:text-properties fo:color="#000000" style:font-name="Arial Unicode MS" fo:font-size="18pt" style:letter-kerning="true" style:font-name-asian="Tahoma" style:font-size-asian="18pt" style:font-name-complex="Liberation Sans1" style:font-size-complex="12pt"/>
    </style:style>
    <style:style style:name="gray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gray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gray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bw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bw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bw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orange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orange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orange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turquoise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turquoise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turquoise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blue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blue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blue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sun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sun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sun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earth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earth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earth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green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green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green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seetang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seetang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seetang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lightblue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lightblue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lightblue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yellow1"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yellow2"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yellow3" style:family="paragraph" style:parent-style-name="default" style:default-outline-level="">
      <style:paragraph-properties fo:margin-left="0cm" fo:margin-right="0cm" fo:margin-top="0cm" fo:margin-bottom="0cm" fo:text-indent="0cm" style:auto-text-indent="false"/>
      <style:text-properties fo:color="#000000" style:font-name="Arial Unicode M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size="12pt" style:letter-kerning="true" style:font-name-asian="Tahoma" style:font-size-asian="12pt" style:font-name-complex="Liberation Sans1"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size="12pt" style:letter-kerning="true" style:font-name-asian="Tahoma" style:font-size-asian="12pt" style:font-name-complex="Liberation Sans1"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font-name="Arial Unicode MS" fo:font-size="20pt" fo:font-style="normal" fo:text-shadow="none" style:text-underline-style="none" fo:font-weight="normal" style:letter-kerning="true" style:font-name-asian="Tahoma" style:font-size-asian="20pt" style:font-style-asian="normal" style:font-weight-asian="normal" style:font-name-complex="Liberation Sans1" style:font-size-complex="12pt" style:text-emphasize="none"/>
    </style:style>
    <style:style style:name="Outline_20_1" style:display-name="Outline 1" style:family="paragraph" style:default-outline-level="">
      <style:paragraph-properties fo:margin-top="0cm" fo:margin-bottom="0.499cm" fo:text-align="start" style:justify-single-word="false" fo:orphans="2" fo:widows="2" style:writing-mode="lr-tb"/>
      <style:text-properties fo:color="#000000" style:text-outline="false" style:text-line-through-style="none" style:font-name="Arial Unicode MS" fo:font-size="31.5pt" fo:font-style="normal" fo:text-shadow="none" style:text-underline-style="none" fo:font-weight="normal" style:letter-kerning="true" style:font-name-asian="Tahoma" style:font-size-asian="31.5pt" style:font-style-asian="normal" style:font-weight-asian="normal" style:font-name-complex="Liberation Sans1" style:font-size-complex="12pt" style:text-emphasize="none"/>
    </style:style>
    <style:style style:name="Outline_20_2" style:display-name="Outline 2" style:family="paragraph" style:parent-style-name="Outline_20_1" style:default-outline-level="">
      <style:paragraph-properties fo:margin-top="0cm" fo:margin-bottom="0.4cm"/>
      <style:text-properties fo:color="#000000" style:text-outline="false" style:text-line-through-style="none" style:font-name="Arial Unicode M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text-properties fo:color="#000000" style:text-outline="false" style:text-line-through-style="none" style:font-name="Arial Unicode M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1" style:display-name="master-page32~LT~Gliederung 1" style:family="paragraph" style:default-outline-level="">
      <style:paragraph-properties fo:margin-top="0cm" fo:margin-bottom="0.499cm" fo:text-align="start" style:justify-single-word="false" fo:orphans="2" fo:widows="2" style:writing-mode="lr-tb"/>
      <style:text-properties fo:color="#000000" style:text-outline="false" style:text-line-through-style="none" style:font-name="Arial Unicode MS" fo:font-size="31.5pt" fo:font-style="normal" fo:text-shadow="none" style:text-underline-style="none" fo:font-weight="normal" style:letter-kerning="true" style:font-name-asian="Tahoma" style:font-size-asian="31.5pt" style:font-style-asian="normal" style:font-weight-asian="normal" style:font-name-complex="Liberation Sans1"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cm" fo:margin-bottom="0.4cm"/>
      <style:text-properties fo:color="#000000" style:text-outline="false" style:text-line-through-style="none" style:font-name="Arial Unicode MS" fo:font-size="28pt" fo:font-style="normal" fo:text-shadow="none" style:text-underline-style="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cm" fo:margin-bottom="0.3cm"/>
      <style:text-properties fo:color="#000000" style:text-outline="false" style:text-line-through-style="none" style:font-name="Arial Unicode MS" fo:font-size="24pt" fo:font-style="normal" fo:text-shadow="none" style:text-underline-style="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cm" fo:margin-bottom="0.199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font-name="Arial Unicode MS" fo:font-size="44pt" fo:font-style="normal" fo:text-shadow="none" style:text-underline-style="none" fo:font-weight="normal" style:letter-kerning="true" style:font-name-asian="Tahoma" style:font-size-asian="44pt" style:font-style-asian="normal" style:font-weight-asian="normal" style:font-name-complex="Liberation Sans1" style:font-size-complex="12pt" style:text-emphasize="none"/>
    </style:style>
    <style:style style:name="master-page32_7e_LT_7e_Untertitel" style:display-name="master-page32~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font-name="Arial Unicode MS" fo:font-size="32pt" fo:font-style="normal" fo:text-shadow="none" style:text-underline-style="none" fo:font-weight="normal" style:letter-kerning="true" style:font-name-asian="Tahoma" style:font-size-asian="32pt" style:font-style-asian="normal" style:font-weight-asian="normal" style:font-name-complex="Liberation Sans1" style:font-size-complex="12pt" style:text-emphasize="none"/>
    </style:style>
    <style:style style:name="master-page32_7e_LT_7e_Notizen" style:display-name="master-page3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font-name="Arial Unicode MS" fo:font-size="20pt" fo:font-style="normal" fo:text-shadow="none" style:text-underline-style="none" fo:font-weight="normal" style:letter-kerning="true" style:font-name-asian="Tahoma" style:font-size-asian="20pt" style:font-style-asian="normal" style:font-weight-asian="normal" style:font-name-complex="Liberation Sans1"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Tahoma" style:font-size-asian="12pt" style:font-name-complex="Liberation Sans1"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size="12pt" style:letter-kerning="true" style:font-name-asian="Tahoma" style:font-size-asian="12pt" style:font-name-complex="Liberation Sans1" style:font-size-complex="12pt"/>
    </style:style>
    <style:style style:name="master-page3_7e_LT_7e_Gliederung_20_1" style:display-name="master-page3~LT~Gliederung 1" style:family="paragraph" style:default-outline-level="">
      <style:paragraph-properties fo:margin-top="0cm" fo:margin-bottom="0.499cm" fo:text-align="start" style:justify-single-word="false" fo:orphans="2" fo:widows="2" style:writing-mode="lr-tb"/>
      <style:text-properties fo:color="#000000" style:text-outline="false" style:text-line-through-style="none" style:font-name="Arial Unicode MS" fo:font-size="31.5pt" fo:font-style="normal" fo:text-shadow="none" style:text-underline-style="none" fo:font-weight="normal" style:letter-kerning="true" style:font-name-asian="Tahoma" style:font-size-asian="31.5pt" style:font-style-asian="normal" style:font-weight-asian="normal" style:font-name-complex="Liberation Sans1"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text-properties fo:color="#000000" style:text-outline="false" style:text-line-through-style="none" style:font-name="Arial Unicode MS"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text-properties fo:color="#000000" style:text-outline="false" style:text-line-through-style="none" style:font-name="Arial Unicode MS"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text-properties fo:color="#000000" style:text-outline="false" style:text-line-through-style="none" style:font-name="Arial Unicode MS"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font-name="Arial Unicode MS" fo:font-size="44pt" fo:font-style="normal" fo:text-shadow="none" style:text-underline-style="none" fo:font-weight="normal" style:letter-kerning="true" style:font-name-asian="Tahoma" style:font-size-asian="44pt" style:font-style-asian="normal" style:font-weight-asian="normal" style:font-name-complex="Liberation Sans1"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font-name="Arial Unicode MS" fo:font-size="32pt" fo:font-style="normal" fo:text-shadow="none" style:text-underline-style="none" fo:font-weight="normal" style:letter-kerning="true" style:font-name-asian="Tahoma" style:font-size-asian="32pt" style:font-style-asian="normal" style:font-weight-asian="normal" style:font-name-complex="Liberation Sans1"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font-name="Arial Unicode MS" fo:font-size="20pt" fo:font-style="normal" fo:text-shadow="none" style:text-underline-style="none" fo:font-weight="normal" style:letter-kerning="true" style:font-name-asian="Tahoma" style:font-size-asian="20pt" style:font-style-asian="normal" style:font-weight-asian="normal" style:font-name-complex="Liberation Sans1"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Tahoma" style:font-size-asian="12pt" style:font-name-complex="Liberation Sans1"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size="12pt" style:letter-kerning="true" style:font-name-asian="Tahoma" style:font-size-asian="12pt" style:font-name-complex="Liberation Sans1" style:font-size-complex="12pt"/>
    </style:style>
    <style:style style:name="Heading_20_3" style:display-name="Heading 3"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13T10:09:05.870579000</meta:creation-date>
    <dc:date>2015-04-27T15:36:36</dc:date>
    <meta:editing-duration>P3DT13H50M36S</meta:editing-duration>
    <meta:editing-cycles>326</meta:editing-cycles>
    <meta:generator>OpenOffice/4.1.1$Unix OpenOffice.org_project/411m6$Build-9775</meta:generator>
    <meta:document-statistic meta:table-count="0" meta:image-count="0" meta:object-count="0" meta:page-count="5" meta:paragraph-count="130" meta:word-count="2098" meta:character-count="13446"/>
  </office:meta>
</office:document-meta>
</file>